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274cm" fo:min-width="6.231cm" draw:shadow="visibl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23cm" fo:min-width="3.286cm" draw:shadow="hidden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42cm" fo:min-width="3.292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41cm" fo:min-width="3.312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731cm" svg:height="1.524cm" svg:x="1.646cm" svg:y="1.39cm">
          <text:p text:style-name="P1"><text:span text:style-name="T1">E</text:span><text:span text:style-name="T1">C </text:span><text:span text:style-name="T1">I</text:span><text:span text:style-name="T1">n</text:span><text:span text:style-name="T1">st</text:span><text:span text:style-name="T1">a</text:span><text:span text:style-name="T1">n</text:span><text:span text:style-name="T1">c</text:span><text:span text:style-name="T1">e</text:span><text:span text:style-name="T1">:</text:span></text:p>
          <text:p text:style-name="P1"><text:span text:style-name="T1">a</text:span><text:span text:style-name="T1">w</text:span><text:span text:style-name="T1">s</text:span><text:span text:style-name="T1">-</text:span><text:span text:style-name="T1">cl</text:span><text:span text:style-name="T1">o</text:span><text:span text:style-name="T1">u</text:span><text:span text:style-name="T1">d</text:span><text:span text:style-name="T1">9</text:span><text:span text:style-name="T1">-</text:span><text:span text:style-name="T1">0</text:span><text:span text:style-name="T1">3</text:span><text:span text:style-name="T1">2</text:span><text:span text:style-name="T1">4</text:span><text:span text:style-name="T1">g</text:span><text:span text:style-name="T1">2</text:span><text:span text:style-name="T1">-</text:span><text:span text:style-name="T1">0</text:span><text:span text:style-name="T1">8</text:span><text:span text:style-name="T1">..</text:span><text:span text:style-name="T1">.</text:span><text:span text:style-name="T1">b</text:span><text:span text:style-name="T1">4</text:span><text:span text:style-name="T1">7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786cm" svg:height="0.673cm" svg:x="10.153cm" svg:y="1.816cm">
          <text:p text:style-name="P3"><text:span text:style-name="T2">Pri</text:span><text:span text:style-name="T2">vat</text:span><text:span text:style-name="T2">e </text:span><text:span text:style-name="T2">IP</text:span></text:p>
          <text:p text:style-name="P3"><text:span text:style-name="T2">17</text:span><text:span text:style-name="T2">2.3</text:span><text:span text:style-name="T2">1.2</text:span><text:span text:style-name="T2">0.1</text:span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92cm" svg:height="0.67cm" svg:x="10.156cm" svg:y="1.062cm">
          <text:p text:style-name="P3"><text:span text:style-name="T2">Pu</text:span><text:span text:style-name="T2">bli</text:span><text:span text:style-name="T2">c </text:span><text:span text:style-name="T2">IP</text:span></text:p>
          <text:p text:style-name="P3"><text:span text:style-name="T2">18</text:span><text:span text:style-name="T2">.2</text:span><text:span text:style-name="T2">19</text:span><text:span text:style-name="T2">.8</text:span><text:span text:style-name="T2">5.</text:span><text:span text:style-name="T2">4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065cm" svg:x1="8.377cm" svg:y1="2.152cm" svg:x2="10.156cm" svg:y2="1.397cm" draw:start-shape="id1" draw:start-glue-point="1" draw:end-shape="id2" svg:d="M8377 2152h924v-755h855" svg:viewBox="0 0 1780 756">
          <text:p/>
        </draw:connector>
        <draw:connector draw:style-name="gr4" draw:text-style-name="P1" draw:layer="layout" svg:x1="10.153cm" svg:y1="2.152cm" svg:x2="8.377cm" svg:y2="2.152cm" draw:start-shape="id3" draw:start-glue-point="3" draw:end-shape="id1" svg:d="M10153 2152h-1776" svg:viewBox="0 0 1777 1">
          <text:p/>
        </draw:connector>
        <draw:custom-shape draw:style-name="gr5" draw:text-style-name="P4" xml:id="id4" draw:id="id4" draw:layer="layout" svg:width="3.812cm" svg:height="0.66cm" svg:x="10.154cm" svg:y="2.578cm">
          <text:p text:style-name="P3"><text:span text:style-name="T2">VPC</text:span></text:p>
          <text:p text:style-name="P3"><text:span text:style-name="T2">vpc-0e188e6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064cm" svg:x1="10.154cm" svg:y1="2.908cm" svg:x2="8.377cm" svg:y2="2.152cm" draw:start-shape="id4" draw:start-glue-point="3" draw:end-shape="id1" draw:end-glue-point="1" svg:d="M10154 2908h-853v-756h-924" svg:viewBox="0 0 1778 7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5:00:34.661032698</meta:creation-date>
    <dc:date>2018-03-28T23:40:55.295151204</dc:date>
    <meta:editing-duration>PT7H38M57S</meta:editing-duration>
    <meta:editing-cycles>1</meta:editing-cycles>
    <meta:document-statistic meta:object-count="7"/>
    <meta:generator>LibreOffice/5.1.6.2$Linux_X86_64 LibreOffice_project/10m0$Build-2</meta:generator>
  </office:meta>
</office:document-meta>
</file>